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f85a" officeooo:paragraph-rsid="0005f85a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paragraph-rsid="0005f85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f85a" officeooo:paragraph-rsid="0005f85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80222" officeooo:paragraph-rsid="0008022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8999b" officeooo:paragraph-rsid="0008999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8999b" officeooo:paragraph-rsid="0008999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b386f" officeooo:paragraph-rsid="000b386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80222" officeooo:paragraph-rsid="0008022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80222" officeooo:paragraph-rsid="0008999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b386f" officeooo:paragraph-rsid="000b386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5f85a"/>
    </style:style>
    <style:style style:name="P12" style:family="paragraph" style:parent-style-name="Standard">
      <style:paragraph-properties fo:text-align="start" style:justify-single-word="false"/>
      <style:text-properties officeooo:paragraph-rsid="0005f85a"/>
    </style:style>
    <style:style style:name="P13" style:family="paragraph" style:parent-style-name="Standard">
      <style:paragraph-properties fo:text-align="start" style:justify-single-word="false"/>
      <style:text-properties officeooo:paragraph-rsid="0007f80d"/>
    </style:style>
    <style:style style:name="P14" style:family="paragraph" style:parent-style-name="Standard">
      <style:paragraph-properties fo:text-align="start" style:justify-single-word="false"/>
      <style:text-properties officeooo:paragraph-rsid="000b386f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222" officeooo:paragraph-rsid="00080222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080222" officeooo:paragraph-rsid="00080222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80222" officeooo:paragraph-rsid="00080222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0b386f" officeooo:paragraph-rsid="000b386f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normal" officeooo:paragraph-rsid="000b386f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7f80d" style:font-size-asian="10.5pt" style:font-weight-asian="normal" style:font-weight-complex="normal"/>
    </style:style>
    <style:style style:name="T4" style:family="text">
      <style:text-properties style:text-underline-style="none" officeooo:rsid="0007f80d"/>
    </style:style>
    <style:style style:name="T5" style:family="text">
      <style:text-properties style:text-underline-style="none" officeooo:rsid="0008999b"/>
    </style:style>
    <style:style style:name="T6" style:family="text">
      <style:text-properties style:text-underline-style="none" officeooo:rsid="000b386f"/>
    </style:style>
    <style:style style:name="T7" style:family="text">
      <style:text-properties style:text-underline-style="none" officeooo:rsid="0007f80d" style:font-size-asian="10.5pt"/>
    </style:style>
    <style:style style:name="T8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9" style:family="text">
      <style:text-properties fo:font-size="12pt" style:text-underline-style="none" fo:font-weight="bold" officeooo:rsid="0007f80d" style:font-size-asian="10.5pt" style:font-weight-asian="bold" style:font-size-complex="12pt" style:font-weight-complex="bold"/>
    </style:style>
    <style:style style:name="T10" style:family="text">
      <style:text-properties fo:font-size="12pt" style:text-underline-style="none" fo:font-weight="bold" officeooo:rsid="000b386f" style:font-size-asian="10.5pt" style:font-weight-asian="bold" style:font-size-complex="12pt" style:font-weight-complex="bold"/>
    </style:style>
    <style:style style:name="T1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05f85a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07f80d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0b386f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officeooo:rsid="0005f85a" style:font-size-asian="10.5pt" style:font-size-complex="12pt"/>
    </style:style>
    <style:style style:name="T16" style:family="text">
      <style:text-properties fo:font-size="12pt" style:text-underline-style="none" officeooo:rsid="0007f80d" style:font-size-asian="10.5pt" style:font-size-complex="12pt"/>
    </style:style>
    <style:style style:name="T17" style:family="text">
      <style:text-properties fo:font-size="12pt" style:text-underline-style="none" officeooo:rsid="000b386f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guring CSI-App server</text:p>
      <text:p text:style-name="P3"/>
      <text:p text:style-name="P15">Nodejs Configuration</text:p>
      <text:p text:style-name="P15"/>
      <text:list xml:id="list4125808323" text:style-name="L1">
        <text:list-item>
          <text:p text:style-name="P2"><text:span text:style-name="T15">Install Nodejs via command line</text:span></text:p>
          <text:p text:style-name="P11"><text:span text:style-name="T12">Video link- </text:span><text:a xlink:type="simple" xlink:href="https://youtu.be/K6QiSKy2zoM" text:style-name="Internet_20_link" text:visited-style-name="Visited_20_Internet_20_Link">https://youtu.be/K6QiSKy2zoM</text:a><text:span text:style-name="T12"> </text:span></text:p>
        </text:list-item>
      </text:list>
      <text:p text:style-name="P12"><text:span text:style-name="T12"/></text:p>
      <text:p text:style-name="P1"><text:span text:style-name="T11"><text:s text:c="6"/></text:span><text:span text:style-name="T8">2. Install required packages</text:span></text:p>
      <text:p text:style-name="P12"><text:span text:style-name="T12"><text:tab/>a). npm install &lt;package name&gt;</text:span></text:p>
      <text:p text:style-name="P12"><text:span text:style-name="T12"><text:tab/><text:tab/>Ex- npm install express</text:span></text:p>
      <text:p text:style-name="P12"><text:span text:style-name="T12"><text:s text:c="12"/>b). npm uninstall &lt;package name&gt;</text:span></text:p>
      <text:p text:style-name="P12"><text:span text:style-name="T12"><text:tab/><text:tab/>Ex- npm uninstall express</text:span></text:p>
      <text:p text:style-name="P13"><text:span text:style-name="T12"><text:s text:c="6"/></text:span><text:span text:style-name="T9">Note:</text:span><text:span text:style-name="T13"> Name of the package to be installed is given in package.json file.</text:span></text:p>
      <text:p text:style-name="P13"><text:span text:style-name="T12"><text:s text:c="5"/></text:span></text:p>
      <text:p text:style-name="P13"><text:span text:style-name="T12"><text:s text:c="6"/></text:span><text:span text:style-name="T9">3. Install forever </text:span></text:p>
      <text:p text:style-name="P13"><text:span text:style-name="T9"><text:tab/></text:span><text:span text:style-name="T13">npm install forever</text:span></text:p>
      <text:p text:style-name="P13"><text:span text:style-name="T13"><text:s text:c="6"/></text:span></text:p>
      <text:p text:style-name="P13"><text:span text:style-name="T13"><text:s text:c="7"/></text:span><text:span text:style-name="T9">4.To host/stop/restart a server</text:span></text:p>
      <text:p text:style-name="P13"><text:span text:style-name="T9"><text:tab/></text:span><text:span text:style-name="T13">a). forever start &lt;process name&gt;</text:span></text:p>
      <text:p text:style-name="P13"><text:span text:style-name="T13"><text:tab/><text:tab/>Ex: forever start server.js</text:span></text:p>
      <text:p text:style-name="P13"><text:span text:style-name="T13"><text:tab/>b). forever stop &lt;process id&gt;</text:span></text:p>
      <text:p text:style-name="P13"><text:span text:style-name="T9"><text:tab/><text:tab/></text:span><text:span text:style-name="T13">Ex: forever stop server.js</text:span></text:p>
      <text:p text:style-name="P13"><text:span text:style-name="T13"><text:tab/>c). forever restart &lt;process name&gt;</text:span></text:p>
      <text:p text:style-name="P13"><text:span text:style-name="T9"><text:tab/><text:tab/></text:span><text:span text:style-name="T13">Ex: forever restart server.js</text:span></text:p>
      <text:p text:style-name="P13"><text:span text:style-name="T13"><text:s text:c="6"/></text:span><text:span text:style-name="T9">Note: </text:span><text:span text:style-name="T13">Process Id can be get through forever list command</text:span></text:p>
      <text:p text:style-name="P13"><text:span text:style-name="T9"/></text:p>
      <text:p text:style-name="P13"><text:span text:style-name="T13"><text:s text:c="3"/></text:span><text:span text:style-name="T9"><text:s text:c="2"/>5.To check active process/server running</text:span></text:p>
      <text:p text:style-name="P13"><text:span text:style-name="T13"><text:tab/>forever list</text:span></text:p>
      <text:p text:style-name="P13"><text:span text:style-name="T13"><text:tab/><text:tab/><text:tab/></text:span></text:p>
      <text:p text:style-name="P13"><text:span text:style-name="T13"/></text:p>
      <text:p text:style-name="P16"><text:span text:style-name="T4">M</text:span><text:span text:style-name="T1">ysql Configuration</text:span></text:p>
      <text:p text:style-name="P17"><text:span text:style-name="T1"/></text:p>
      <text:p text:style-name="P4"><text:span text:style-name="T1">1.To import Mysql file </text:span></text:p>
      <text:p text:style-name="P4"><text:span text:style-name="T1"><text:tab/></text:span><text:span text:style-name="T2">a). open Mysql terminal</text:span></text:p>
      <text:p text:style-name="P8"><text:span text:style-name="T1"><text:tab/><text:tab/></text:span><text:span text:style-name="T5">Ex: mysql -u root -p</text:span></text:p>
      <text:p text:style-name="P8"><text:span text:style-name="T1"><text:tab/></text:span><text:span text:style-name="T5">b). create database having same name of .sql file</text:span></text:p>
      <text:p text:style-name="P9"><text:span text:style-name="T5"><text:tab/><text:tab/>Ex: create database CsiManagementSystem</text:span></text:p>
      <text:p text:style-name="P8"><text:span text:style-name="T1"><text:tab/>b). </text:span><text:span text:style-name="T5">For importing use source command ,source &lt;absolute path of .sql&gt;</text:span></text:p>
      <text:p text:style-name="P8"><text:span text:style-name="T1"><text:tab/><text:tab/>Ex: source /root/</text:span><text:span text:style-name="T5">CSI-ManagementSystem/CsiManagementSystem.sql</text:span></text:p>
      <text:p text:style-name="P5"><text:span text:style-name="T1"/></text:p>
      <text:p text:style-name="P6"><text:span text:style-name="T1"><text:tab/><text:tab/><text:tab/><text:tab/>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oft-page-break/><text:span text:style-name="T1"/></text:p>
      <text:p text:style-name="P18"><text:span text:style-name="T1">Git Configuration</text:span></text:p>
      <text:p text:style-name="P7"><text:span text:style-name="T1">1. Hosting through git</text:span></text:p>
      <text:p text:style-name="P7"><text:span text:style-name="T1"><text:tab/></text:span><text:span text:style-name="T2">a) git pull </text:span></text:p>
      <text:p text:style-name="P10"><text:span text:style-name="T1"><text:tab/>b</text:span><text:span text:style-name="T7">). forever start &lt;process name&gt;</text:span></text:p>
      <text:p text:style-name="P19"><text:span text:style-name="T16"><text:tab/><text:tab/>Ex: forever start server.js</text:span></text:p>
      <text:p text:style-name="P19"><text:span text:style-name="T16"><text:tab/></text:span><text:span text:style-name="T17">c</text:span><text:span text:style-name="T16">). forever stop &lt;process id&gt;</text:span></text:p>
      <text:p text:style-name="P19"><text:span text:style-name="T16"><text:tab/><text:tab/>Ex: forever stop server.js</text:span></text:p>
      <text:p text:style-name="P14"><text:span text:style-name="T13"><text:tab/></text:span><text:span text:style-name="T14">d</text:span><text:span text:style-name="T13">). forever restart &lt;process name&gt;</text:span></text:p>
      <text:p text:style-name="P14"><text:span text:style-name="T9"><text:tab/><text:tab/></text:span><text:span text:style-name="T13">Ex: forever restart server.js</text:span></text:p>
      <text:p text:style-name="P7"><text:span text:style-name="T3"><text:s text:c="6"/></text:span><text:span text:style-name="T7">Note: </text:span><text:span text:style-name="T3">Process Id can be get through forever list command</text:span></text:p>
      <text:p text:style-name="P7"><text:span text:style-name="T1"><text:tab/></text:span></text:p>
      <text:p text:style-name="P7"><text:span text:style-name="T1"/></text:p>
      <text:p text:style-name="P7"><text:span text:style-name="T1">2.</text:span><text:span text:style-name="T7">To check active process/server running</text:span></text:p>
      <text:p text:style-name="P7"><text:span text:style-name="T3"><text:tab/>forever 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0:20:34.576090189</meta:creation-date>
    <dc:date>2020-03-26T21:04:36.960776370</dc:date>
    <meta:editing-duration>PT11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198" meta:character-count="1431" meta:non-whitespace-character-count="1163"/>
  </office:meta>
</office:document-meta>
</file>